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bf7" officeooo:paragraph-rsid="0010abf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)</text:p>
      <text:p text:style-name="P1"><text:tab/></text:p>
      <text:p text:style-name="P1"><text:tab/>No, the circuit does not support pipeline operation since the value of <text:span text:style-name="T1">a</text:span> cannot change after the first clock cycle, it needs to stay static.</text:p>
      <text:p text:style-name="P1"><text:tab/></text:p>
      <text:p text:style-name="P1"><text:tab/>To support pipeline, the circuit would need to save the initial value of <text:span text:style-name="T1">a</text:span>. This could be implemented by creating a reg where the value would be saved and then use that reg instead of <text:span text:style-name="T1">a</text:span><text:span text:style-name="T2"> in the second cycle of clock and stage of the pipeline operation, while using the new value of </text:span><text:span text:style-name="T1">a</text:span><text:span text:style-name="T2"> in the first stage of the pipeline opera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1T13:39:27.118000000</meta:creation-date>
    <dc:date>2019-11-21T13:42:42.360000000</dc:date>
    <meta:editing-duration>PT3M15S</meta:editing-duration>
    <meta:editing-cycles>1</meta:editing-cycles>
    <meta:document-statistic meta:table-count="0" meta:image-count="0" meta:object-count="0" meta:page-count="1" meta:paragraph-count="5" meta:word-count="89" meta:character-count="474" meta:non-whitespace-character-count="384"/>
    <meta:generator>LibreOffice/6.3.2.2$Windows_X86_64 LibreOffice_project/98b30e735bda24bc04ab42594c85f7fd8be07b9c</meta:generator>
  </office:meta>
</office:document-meta>
</file>